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ff99" fo:border="0.06pt solid #000000"/>
      <style:text-properties style:use-window-font-color="true"/>
    </style:style>
    <style:style style:name="ce7" style:family="table-cell" style:parent-style-name="Default" style:data-style-name="N122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33ff99" fo:border="0.06pt solid #000000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28" calcext:value-type="float">
            <text:p>128</text:p>
          </table:table-cell>
          <table:table-cell table:style-name="ce2" table:formula="of:=[.B2]*[.F$10]/[.E$10]" office:value-type="float" office:value="0.05" calcext:value-type="float">
            <text:p>0.05</text:p>
          </table:table-cell>
          <table:table-cell table:style-name="ce8" table:formula="of:=[.F2]" office:value-type="float" office:value="0.05" calcext:value-type="float">
            <text:p>0.0500000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8-[.A3];2)" office:value-type="float" office:value="49" calcext:value-type="float">
            <text:p>49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392" calcext:value-type="float">
            <text:p>392</text:p>
          </table:table-cell>
          <table:table-cell table:style-name="ce2" table:formula="of:=[.B3]*[.F$10]/[.E$10]" office:value-type="float" office:value="0.019140625" calcext:value-type="float">
            <text:p>0.019140625</text:p>
          </table:table-cell>
          <table:table-cell table:style-name="ce8" table:formula="of:=[.F3]" office:value-type="float" office:value="0.019140625" calcext:value-type="float">
            <text:p>0.0191406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8-[.A4];2)" office:value-type="float" office:value="36" calcext:value-type="float">
            <text:p>3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576" calcext:value-type="float">
            <text:p>576</text:p>
          </table:table-cell>
          <table:table-cell table:style-name="ce2" table:formula="of:=[.B4]*[.F$10]/[.E$10]" office:value-type="float" office:value="0.0140625" calcext:value-type="float">
            <text:p>0.0140625</text:p>
          </table:table-cell>
          <table:table-cell table:style-name="ce8" table:formula="of:=[.F4]" office:value-type="float" office:value="0.0140625" calcext:value-type="float">
            <text:p>0.0140625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8-[.A5];2)" office:value-type="float" office:value="25" calcext:value-type="float">
            <text:p>25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600" calcext:value-type="float">
            <text:p>600</text:p>
          </table:table-cell>
          <table:table-cell table:style-name="ce2" table:formula="of:=[.B5]*[.F$10]/[.E$10]" office:value-type="float" office:value="0.009765625" calcext:value-type="float">
            <text:p>0.009765625</text:p>
          </table:table-cell>
          <table:table-cell table:style-name="ce8" table:formula="of:=[.F5]" office:value-type="float" office:value="0.009765625" calcext:value-type="float">
            <text:p>0.0097656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8-[.A6];2)" office:value-type="float" office:value="16" calcext:value-type="float">
            <text:p>16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512" calcext:value-type="float">
            <text:p>512</text:p>
          </table:table-cell>
          <table:table-cell table:style-name="ce2" table:formula="of:=[.B6]*[.F$10]/[.E$10]" office:value-type="float" office:value="0.00625" calcext:value-type="float">
            <text:p>0.00625</text:p>
          </table:table-cell>
          <table:table-cell table:style-name="ce8" table:formula="of:=[.F6]" office:value-type="float" office:value="0.00625" calcext:value-type="float">
            <text:p>0.006250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8-[.A7];2)" office:value-type="float" office:value="9" calcext:value-type="float">
            <text:p>9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360" calcext:value-type="float">
            <text:p>360</text:p>
          </table:table-cell>
          <table:table-cell table:style-name="ce2" table:formula="of:=[.B7]*[.F$10]/[.E$10]" office:value-type="float" office:value="0.003515625" calcext:value-type="float">
            <text:p>0.003515625</text:p>
          </table:table-cell>
          <table:table-cell table:style-name="ce8" table:formula="of:=[.F7]" office:value-type="float" office:value="0.003515625" calcext:value-type="float">
            <text:p>0.003515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8-[.A8];2)" office:value-type="float" office:value="4" calcext:value-type="float">
            <text:p>4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192" calcext:value-type="float">
            <text:p>192</text:p>
          </table:table-cell>
          <table:table-cell table:style-name="ce2" table:formula="of:=[.B8]*[.F$10]/[.E$10]" office:value-type="float" office:value="0.0015625" calcext:value-type="float">
            <text:p>0.0015625</text:p>
          </table:table-cell>
          <table:table-cell table:style-name="ce8" table:formula="of:=[.F8]" office:value-type="float" office:value="0.0015625" calcext:value-type="float">
            <text:p>0.001562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8-[.A9];2)" office:value-type="float" office:value="1" calcext:value-type="float">
            <text:p>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56" calcext:value-type="float">
            <text:p>56</text:p>
          </table:table-cell>
          <table:table-cell table:style-name="ce2" table:formula="of:=[.B9]*[.F$10]/[.E$10]" office:value-type="float" office:value="0.000390625" calcext:value-type="float">
            <text:p>0.000390625</text:p>
          </table:table-cell>
          <table:table-cell table:style-name="ce8" table:formula="of:=[.F9]" office:value-type="float" office:value="0.000390625" calcext:value-type="float">
            <text:p>0.000390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2:.E9])" office:value-type="float" office:value="2816" calcext:value-type="float">
            <text:p>2816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3:08:45.136181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18T13:08:52.858205880</dc:date>
    <meta:editing-duration>PT1H38M20S</meta:editing-duration>
    <meta:editing-cycles>15</meta:editing-cycles>
    <meta:generator>LibreOffice/4.3.6.2$Linux_X86_64 LibreOffice_project/430m0$Build-2</meta:generator>
    <meta:document-statistic meta:table-count="1" meta:cell-count="65" meta:object-count="0"/>
  </office:meta>
</office:document-meta>
</file>